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test data</text:p>
          </table:table-cell>
          <table:table-cell office:value-type="string" calcext:value-type="string">
            <text:p>data this month</text:p>
          </table:table-cell>
          <table:table-cell office:value-type="string" calcext:value-type="string">
            <text:p>analysed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ons.dz/spip.php?rubrique1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Portugu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line of data</text:p>
          </table:table-cell>
          <table:table-cell office:value-type="string" calcext:value-type="string">
            <text:p>https://www.ine.gov.ao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://www.insd.bf/index.php/publications?id=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isteebu.bi/indices-des-prix-a-la-consommation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ad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inseed.td/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Eswatini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 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ta to Sept</text:p>
          </table:table-cell>
          <table:table-cell table:style-name="ce1" office:value-type="string" calcext:value-type="string">
            <text:p>https://www.centralbank.org.sz/economic-review-inflation-repor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Ethiop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te has no security</text:p>
          </table:table-cell>
          <table:table-cell office:value-type="string" calcext:value-type="string">
            <text:p>https://www.statsethiopia.gov.et/our-survey-reports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hing since April</text:p>
          </table:table-cell>
          <table:table-cell office:value-type="string" calcext:value-type="string">
            <text:p>https://statgabon.ga/home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ambia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wnload pdf</text:p>
          </table:table-cell>
          <table:table-cell table:style-name="ce1" office:value-type="string" calcext:value-type="string">
            <text:p>https://www.gbosdata.org/downloads/cpi-20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statsghana.gov.gh/nationalaccount_macros.php?Stats=MTE2MTIyMjQ5Ni41NjY=/webstats/7163p83s7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eny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knbs.or.ke/news-and-events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ibe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cbl.org.lr/publications/document-type/liberia-financial-statistical-report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lawi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e line of data</text:p>
          </table:table-cell>
          <table:table-cell table:style-name="ce1" office:value-type="string" calcext:value-type="string">
            <text:p>http://www.nsomalawi.mw/index.php?option=com_content&amp;view=article&amp;id=186&amp;Itemid=3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Portugu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://www.ine.gov.mz/estatisticas/estatisticas-economicas/indice-de-preco-no-consumidor/quadros/nacio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ick on price statistics</text:p>
          </table:table-cell>
          <table:table-cell office:value-type="string" calcext:value-type="string">
            <text:p>https://nsa.org.na/page/publications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stat-niger.org/?page_id=1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courses.lumenlearning.com/wm-macroeconomics/chapter/tracking-inflation/</text:p>
          </table:table-cell>
          <table:table-cell office:value-type="string" calcext:value-type="string">
            <text:p>https://nigerianstat.gov.ng/elibrary</text:p>
          </table:table-cell>
          <table:table-cell office:value-type="string" calcext:value-type="string">
            <text:p>https://www.cbn.gov.ng/rates/inflrates.as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wan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://www.ansd.sn/index.php?option=com_ansd&amp;view=titrepublication&amp;id=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ierra Leo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statistics.sl/index.php/cpi.htm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statssa.gov.za/?cat=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line of data</text:p>
          </table:table-cell>
          <table:table-cell office:value-type="string" calcext:value-type="string">
            <text:p>https://cbos.gov.sd/en/periodicals-publications?field_publication_type_tid_i18n=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nzan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nbs.go.tz/index.php/en/consumer-price-index-c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inseed.tg/inflation-prix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unisia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1" office:value-type="string" calcext:value-type="string">
            <text:p>http://www.ins.tn/en/statistiques/9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Ugand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ubos.org/explore-statistics/30/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Zambi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nthly bulletin</text:p>
          </table:table-cell>
          <table:table-cell table:style-name="ce1" office:value-type="string" calcext:value-type="string">
            <text:p>https://www.zamstats.gov.zm/publications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 sure to use rebase 2019 data</text:p>
          </table:table-cell>
          <table:table-cell office:value-type="string" calcext:value-type="string">
            <text:p>https://www.rbz.co.zw/index.php/publications-notices/publications/monthly-economic-review</text:p>
          </table:table-cell>
          <table:table-cell office:value-type="string" calcext:value-type="string">
            <text:p>https://www.zimstat.co.zw/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SUM([.E3:.E30])" office:value-type="float" office:value="8" calcext:value-type="float">
            <text:p>8</text:p>
          </table:table-cell>
          <table:table-cell table:formula="of:=SUM([.F3:.F30])" office:value-type="float" office:value="8" calcext:value-type="float">
            <text:p>8</text:p>
          </table:table-cell>
          <table:table-cell table:formula="of:=SUM([.G3:.G30])" office:value-type="float" office:value="8" calcext:value-type="float">
            <text:p>8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13:07:04.697000000</dc:date>
    <meta:editing-duration>PT44M35S</meta:editing-duration>
    <meta:editing-cycles>7</meta:editing-cycles>
    <meta:generator>LibreOffice/7.3.4.2$Windows_X86_64 LibreOffice_project/728fec16bd5f605073805c3c9e7c4212a0120dc5</meta:generator>
    <meta:document-statistic meta:table-count="1" meta:cell-count="223" meta:object-count="0"/>
  </office:meta>
</office:document-meta>
</file>